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paragraph-properties fo:line-height="150%" fo:text-align="center" style:justify-single-word="false"/>
      <style:text-properties officeooo:paragraph-rsid="0017fe03"/>
    </style:style>
    <style:style style:name="P4" style:family="paragraph" style:parent-style-name="List_20_Paragraph1">
      <style:paragraph-properties fo:margin-left="1.109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5" style:family="paragraph" style:parent-style-name="List_20_Paragraph1">
      <style:paragraph-properties fo:margin-left="1.588cm" fo:margin-right="0cm" fo:margin-top="0cm" fo:margin-bottom="0.353cm" loext:contextual-spacing="true" fo:line-height="150%" fo:text-align="justify" style:justify-single-word="false" fo:orphans="2" fo:widows="2" fo:text-indent="-0.635cm" style:auto-text-indent="false" style:writing-mode="lr-tb"/>
      <style:text-properties officeooo:paragraph-rsid="0017fe03"/>
    </style:style>
    <style:style style:name="P6" style:family="paragraph" style:parent-style-name="List_20_Paragraph1">
      <style:paragraph-properties fo:margin-left="1.588cm" fo:margin-right="0cm" fo:margin-top="0cm" fo:margin-bottom="0.353cm" loext:contextual-spacing="true" fo:line-height="150%" fo:text-align="justify" style:justify-single-word="false" fo:orphans="2" fo:widows="2" fo:text-indent="-0.635cm" style:auto-text-indent="false" style:writing-mode="lr-tb"/>
      <style:text-properties fo:font-size="12pt" fo:font-weight="normal" officeooo:paragraph-rsid="0017fe03" style:font-size-asian="12pt" style:font-weight-asian="normal" style:font-name-complex="Times New Roman1" style:font-size-complex="12pt" style:font-weight-complex="normal"/>
    </style:style>
    <style:style style:name="P7" style:family="paragraph" style:parent-style-name="List_20_Paragraph1">
      <style:paragraph-properties fo:margin-left="0.635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8" style:family="paragraph" style:parent-style-name="List_20_Paragraph1">
      <style:paragraph-properties fo:margin-left="1.251cm" fo:margin-right="0cm" fo:line-height="150%" fo:text-align="justify" style:justify-single-word="false" fo:text-indent="0cm" style:auto-text-indent="false"/>
      <style:text-properties style:font-name="Liberation Sans1" fo:font-size="12pt" officeooo:paragraph-rsid="0017fe03" style:font-size-asian="12pt" style:font-name-complex="Times New Roman1" style:font-size-complex="12pt"/>
    </style:style>
    <style:style style:name="P9" style:family="paragraph" style:parent-style-name="List_20_Paragraph1">
      <style:paragraph-properties fo:margin-left="1.27cm" fo:margin-right="0cm" fo:margin-top="0cm" fo:margin-bottom="0.353cm" loext:contextual-spacing="true" fo:line-height="150%" fo:text-align="justify" style:justify-single-word="false" fo:orphans="2" fo:widows="2" fo:text-indent="0cm" style:auto-text-indent="false" style:writing-mode="lr-tb">
        <style:tab-stops>
          <style:tab-stop style:position="2.189cm"/>
        </style:tab-stops>
      </style:paragraph-properties>
      <style:text-properties style:font-name="Liberation Sans1" fo:font-size="12pt" officeooo:paragraph-rsid="0017fe03" style:font-size-asian="12pt" style:font-name-complex="Times New Roman1" style:font-size-complex="12pt" style:font-weight-complex="bold"/>
    </style:style>
    <style:style style:name="P10" style:family="paragraph" style:parent-style-name="List_20_Paragraph1">
      <loext:graphic-properties draw:fill="none"/>
      <style:paragraph-properties fo:margin-left="0.6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17fe03"/>
    </style:style>
    <style:style style:name="P11" style:family="paragraph" style:parent-style-name="List_20_Paragraph1" style:master-page-name="">
      <loext:graphic-properties draw:fill="none"/>
      <style:paragraph-properties fo:margin-left="0.6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17fe03"/>
    </style:style>
    <style:style style:name="P12" style:family="paragraph" style:parent-style-name="List_20_Paragraph1">
      <loext:graphic-properties draw:fill="none"/>
      <style:paragraph-properties fo:margin-left="0.7cm" fo:margin-right="0cm" fo:margin-top="0cm" fo:margin-bottom="0.353cm" loext:contextual-spacing="true" fo:line-height="150%" fo:text-align="justify" style:justify-single-word="false" fo:orphans="2" fo:widows="2" fo:text-indent="0cm" style:auto-text-indent="false" fo:background-color="transparent" style:writing-mode="lr-tb"/>
      <style:text-properties officeooo:paragraph-rsid="0017fe03"/>
    </style:style>
    <style:style style:name="P13" style:family="paragraph" style:parent-style-name="List_20_Paragraph1" style:master-page-name="">
      <loext:graphic-properties draw:fill="none"/>
      <style:paragraph-properties fo:margin-left="0.7cm" fo:margin-right="0cm" fo:margin-top="0cm" fo:margin-bottom="0.353cm" loext:contextual-spacing="true" fo:line-height="150%" fo:text-align="justify" style:justify-single-word="false" fo:orphans="2" fo:widows="2" fo:text-indent="0cm" style:auto-text-indent="false" style:page-number="auto" fo:background-color="transparent" style:writing-mode="lr-tb"/>
      <style:text-properties officeooo:paragraph-rsid="0017fe03"/>
    </style:style>
    <style:style style:name="P14" style:family="paragraph" style:parent-style-name="Standard" style:master-page-name="Halaman_20_BAB">
      <style:paragraph-properties fo:line-height="150%" fo:text-align="center" style:justify-single-word="false" style:page-number="auto"/>
      <style:text-properties officeooo:paragraph-rsid="0017fe03"/>
    </style:style>
    <style:style style:name="P15" style:family="paragraph" style:parent-style-name="List_20_Paragraph1" style:list-style-name="WWNum3">
      <style:paragraph-properties fo:line-height="150%" fo:text-align="justify" style:justify-single-word="false"/>
      <style:text-properties officeooo:paragraph-rsid="0017fe03"/>
    </style:style>
    <style:style style:name="P16" style:family="paragraph" style:parent-style-name="List_20_Paragraph1" style:list-style-name="WWNum2">
      <style:paragraph-properties fo:margin-left="0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17" style:family="paragraph" style:parent-style-name="List_20_Paragraph1" style:list-style-name="WWNum2">
      <style:paragraph-properties fo:margin-left="0cm" fo:margin-right="0cm" fo:line-height="150%" fo:text-align="justify" style:justify-single-word="false" fo:text-indent="0cm" style:auto-text-indent="false"/>
      <style:text-properties officeooo:paragraph-rsid="0017fe03"/>
    </style:style>
    <style:style style:name="P18" style:family="paragraph" style:parent-style-name="List_20_Paragraph1" style:list-style-name="WWNum2">
      <style:paragraph-properties fo:margin-left="0.474cm" fo:margin-right="0cm" fo:margin-top="0cm" fo:margin-bottom="0.353cm" loext:contextual-spacing="true" fo:line-height="150%" fo:text-align="justify" style:justify-single-word="false" fo:orphans="2" fo:widows="2" fo:text-indent="0cm" style:auto-text-indent="false" style:writing-mode="lr-tb"/>
      <style:text-properties style:font-name="Liberation Sans1" fo:font-size="12pt" fo:font-weight="bold" officeooo:paragraph-rsid="0017fe03" style:font-name-asian="Times New Roman1" style:font-size-asian="12pt" style:font-weight-asian="bold" style:font-name-complex="Times New Roman1" style:font-size-complex="12pt"/>
    </style:style>
    <style:style style:name="P19" style:family="paragraph" style:parent-style-name="List_20_Paragraph1" style:list-style-name="WWNum2">
      <style:paragraph-properties fo:margin-left="0.474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20" style:family="paragraph" style:parent-style-name="List_20_Paragraph1" style:list-style-name="WWNum2">
      <style:paragraph-properties fo:margin-left="0.635cm" fo:margin-right="0cm" fo:margin-top="0cm" fo:margin-bottom="0.353cm" loext:contextual-spacing="true" fo:line-height="150%" fo:text-align="justify" style:justify-single-word="false" fo:orphans="2" fo:widows="2" fo:text-indent="0cm" style:auto-text-indent="false" style:writing-mode="lr-tb"/>
      <style:text-properties officeooo:paragraph-rsid="0017fe03"/>
    </style:style>
    <style:style style:name="P21" style:family="paragraph" style:parent-style-name="List_20_Paragraph1" style:list-style-name="WWNum2" style:master-page-name="">
      <loext:graphic-properties draw:fill="none"/>
      <style:paragraph-properties fo:margin-left="1.199cm" fo:margin-right="0cm" fo:margin-top="0cm" fo:margin-bottom="0.353cm" loext:contextual-spacing="true" fo:line-height="150%" fo:text-align="justify" style:justify-single-word="false" fo:orphans="2" fo:widows="2" fo:text-indent="-0.4cm" style:auto-text-indent="false" style:page-number="auto" fo:background-color="transparent" style:writing-mode="lr-tb"/>
      <style:text-properties officeooo:paragraph-rsid="0017fe03"/>
    </style:style>
    <style:style style:name="P22" style:family="paragraph" style:parent-style-name="List_20_Paragraph1" style:list-style-name="WWNum2">
      <loext:graphic-properties draw:fill="none"/>
      <style:paragraph-properties fo:margin-left="1.199cm" fo:margin-right="0cm" fo:margin-top="0cm" fo:margin-bottom="0.353cm" loext:contextual-spacing="true" fo:line-height="150%" fo:text-align="justify" style:justify-single-word="false" fo:orphans="2" fo:widows="2" fo:text-indent="-0.4cm" style:auto-text-indent="false" fo:background-color="transparent" style:writing-mode="lr-tb"/>
      <style:text-properties officeooo:paragraph-rsid="0017fe03"/>
    </style:style>
    <style:style style:name="T1" style:family="text">
      <style:text-properties style:font-name="Liberation Serif"/>
    </style:style>
    <style:style style:name="T2" style:family="text">
      <style:text-properties style:font-name="Liberation Serif" fo:font-size="12pt" fo:font-weight="bold" style:font-size-asian="12pt" style:font-weight-asian="bold" style:font-name-complex="Times New Roman1" style:font-size-complex="12pt"/>
    </style:style>
    <style:style style:name="T3" style:family="text">
      <style:text-properties style:font-name="Liberation Serif" fo:font-size="12pt" fo:font-weight="bold" style:font-size-asian="12pt" style:font-weight-asian="bold" style:font-name-complex="Times New Roman1" style:font-size-complex="12pt" style:font-weight-complex="bold"/>
    </style:style>
    <style:style style:name="T4" style:family="text">
      <style:text-properties style:font-name="Liberation Serif" fo:font-size="12pt" fo:font-weight="bold" style:font-name-asian="Times New Roman1" style:font-size-asian="12pt" style:font-weight-asian="bold" style:font-name-complex="Times New Roman1" style:font-size-complex="12pt"/>
    </style:style>
    <style:style style:name="T5" style:family="text">
      <style:text-properties style:font-name="Liberation Serif" fo:font-size="12pt" fo:font-weight="bold" style:font-name-asian="Times New Roman1" style:font-size-asian="12pt" style:font-weight-asian="bold" style:font-name-complex="Times New Roman1" style:font-size-complex="12pt" style:font-weight-complex="bold"/>
    </style:style>
    <style:style style:name="T6" style:family="text">
      <style:text-properties style:font-name="Liberation Serif" fo:font-size="12pt" style:font-name-asian="Times New Roman1" style:font-size-asian="12pt" style:font-name-complex="Times New Roman1" style:font-size-complex="12pt"/>
    </style:style>
    <style:style style:name="T7" style:family="text">
      <style:text-properties style:font-name="Liberation Serif" fo:font-size="12pt" fo:font-style="italic" style:font-name-asian="Times New Roman1" style:font-size-asian="12pt" style:font-style-asian="italic" style:font-name-complex="Times New Roman1" style:font-size-complex="12pt"/>
    </style:style>
    <style:style style:name="T8" style:family="text">
      <style:text-properties style:font-name="Liberation Serif" fo:font-size="12pt" fo:font-style="italic" style:font-name-asian="Times New Roman1" style:font-size-asian="12pt" style:font-style-asian="italic" style:font-name-complex="Times New Roman1" style:font-size-complex="12pt" style:font-style-complex="italic"/>
    </style:style>
    <style:style style:name="T9" style:family="text">
      <style:text-properties style:font-name="Liberation Serif" fo:font-size="12pt" fo:font-weight="normal" style:font-size-asian="12pt" style:font-weight-asian="normal" style:font-name-complex="Times New Roman1" style:font-size-complex="12pt" style:font-weight-complex="normal"/>
    </style:style>
    <style:style style:name="T10" style:family="text">
      <style:text-properties style:font-name="Liberation Serif" fo:font-size="12pt" fo:font-weight="normal" style:font-name-asian="Times New Roman1" style:font-size-asian="12pt" style:font-weight-asian="normal" style:font-name-complex="Times New Roman1" style:font-size-complex="12pt" style:font-weight-complex="normal"/>
    </style:style>
    <style:style style:name="T11" style:family="text">
      <style:text-properties style:font-name="Liberation Serif" fo:font-size="12pt" fo:font-weight="normal" style:font-name-asian="Times New Roman1" style:font-size-asian="12pt" style:font-weight-asian="normal" style:font-name-complex="Times New Roman1" style:font-size-complex="12pt" style:font-weight-complex="bold"/>
    </style:style>
    <style:style style:name="T12" style:family="text">
      <style:text-properties style:font-name="Liberation Serif" fo:font-size="12pt" style:font-size-asian="12pt" style:font-name-complex="Times New Roman1" style:font-size-complex="12pt"/>
    </style:style>
    <style:style style:name="T13" style:family="text">
      <style:text-properties style:font-name="Liberation Serif" fo:font-size="12pt" style:font-size-asian="12pt"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halaman_20_bab"><text:span text:style-name="T2">BAB I</text:span></text:span></text:p>
      <text:p text:style-name="P3"><text:span text:style-name="halaman_20_bab"><text:span text:style-name="T2">PENDAHULUAN</text:span></text:span></text:p>
      <text:p text:style-name="P3"><text:span text:style-name="halaman_20_bab"><text:span text:style-name="T2"/></text:span></text:p>
      <text:list xml:id="list2705166557" text:style-name="WWNum2">
        <text:list-header>
          <text:p text:style-name="P16"><text:bookmark text:name="_GoBack"/><text:span text:style-name="halaman_20_bab"><text:span text:style-name="T3">A. Latar Belakang Masalah</text:span></text:span></text:p>
        </text:list-header>
      </text:list>
      <text:p text:style-name="P11"><text:span text:style-name="halaman_20_bab"><text:span text:style-name="T5"><text:tab/></text:span></text:span><text:span text:style-name="halaman_20_bab"><text:span text:style-name="T6">Pemanfaatan T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span></text:span></text:p>
      <text:p text:style-name="P10"><text:span text:style-name="halaman_20_bab"><text:span text:style-name="T6"><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text:span></text:span></text:p>
      <text:p text:style-name="P10"><text:span text:style-name="halaman_20_bab"><text:span text:style-name="T6">Linux merupakan program </text:span></text:span><text:span text:style-name="halaman_20_bab"><text:span text:style-name="T7">open source</text:span></text:span><text:bookmark text:name="page3"/><text:span text:style-name="halaman_20_bab"><text:span text:style-name="T6"> yang sekarang ini sudah bukan menjadi sistem operasi alternative. Namun sudah menjadi sistem operasi yang mesti digunakan karena sifatnya yang gratis dan didukung oleh banyak pihak. Namun apakah sistem ini dapat dipakai begitu saja? Untuk kalangan mahasiswa, terutama di universitas banten jaya, linux sebenarnya sudah mulai dikenal melalui berbagai media seperti belajar dari kampus, website yang berisi repository berbagai aplikasi linux, blog yang berisi tentang cara atau tutorial.</text:span></text:span></text:p>
      <text:p text:style-name="P13"><text:span text:style-name="halaman_20_bab"><text:span text:style-name="T6"><text:tab/>Sekarang sudah banyak sekali aplikasi berbasis open source yang sudah banyak dikenal oleh masyarakat, seperti inkscape untuk keperluan desain, blender untuk kebutuhan 3D, libreoffice untuk kebutuhan office dan masih banyak program yang sudah dikenal masyarakat. Perusahaan pun tidak mau kalah dengan hal ini, salah satu pabrik sepatu pun ada yang ikut menjadi </text:span></text:span><text:soft-page-break/><text:span text:style-name="halaman_20_bab"><text:span text:style-name="T6">salah satu sponsor resmi dari sebuah progam berbasis open source. Tapi nyata nya hal tersebut masih memberatkan mahasiswa untuk memaksimalkan penggunaan sistem operasi linux ini. Banyak user yang ingin lebih mudah dan cepat setelah menginstall sistem operasi sudah terdapat aplikasi yang di butuhkan sudah terinstall. Dari pada harus menginstall program-program yang dibutuhkan yang nanti nya akan membutuhkan waktu tenaga pikiran yang lebih. Apalagi kebanyakan program di sistem berbasis linux harus di download secara online dari repository dari masing-masing </text:span></text:span><text:span text:style-name="halaman_20_bab"><text:span text:style-name="T8">distro</text:span></text:span><text:span text:style-name="halaman_20_bab"><text:span text:style-name="T6">.</text:span></text:span></text:p>
      <text:p text:style-name="P12"><text:span text:style-name="halaman_20_bab"><text:span text:style-name="T6"><text:tab/>Penginstallan linux, forum sebagai tempat diskusi tentang masalah yang ada pada sistem linux, seminar dan roadshow ke beberapa instansi sebagai sarana pengenalan secara langsung. Namun cara-cara diatas dirasa masih kurang menarik apabila tidak ada pengembangan dari distro itu sendiri yang di khususkan untuk Mahasiswa Universitas Banten Jaya. Pembelajaran tentang linux menjadi momok bagi mahasiswa atau dosen yang sudah terbiasa dengan Windows. Dengan latar belakang diatas maka dapat diambil judul </text:span></text:span><text:span text:style-name="halaman_20_bab"><text:span text:style-name="T4">“Remastering GNU/Linux Xubuntu dengan UCK berbasis Mahasiswa”.</text:span></text:span></text:p>
      <text:list xml:id="list165328363633402" text:continue-numbering="true" text:style-name="WWNum2">
        <text:list-header>
          <text:p text:style-name="P18"><text:span text:style-name="halaman_20_bab"><text:span text:style-name="T1"/></text:span></text:p>
          <text:list>
            <text:list-header>
              <text:p text:style-name="P17"><text:span text:style-name="halaman_20_bab"><text:span text:style-name="T2">B. Identifikasi Masalah </text:span></text:span></text:p>
            </text:list-header>
          </text:list>
          <text:p text:style-name="P19"><text:span text:style-name="halaman_20_bab"><text:span text:style-name="T9">Bedasaran dari latar belakang diatas, maka dapat diidentifikas beberapa masalah yang dihadapi adalah sebagai berikut :</text:span></text:span></text:p>
        </text:list-header>
      </text:list>
      <text:p text:style-name="P5"><text:span text:style-name="halaman_20_bab"><text:span text:style-name="T9">1.<text:tab/>Masih banyak mahasiswa yang belum tau program berbasis Open Source untuk kebutuhan mahasiswa.</text:span></text:span></text:p>
      <text:p text:style-name="P5"><text:span text:style-name="halaman_20_bab"><text:span text:style-name="T9">2.<text:tab/>Masih banyak mahasiswa yang kesulitan untuk menginstall program kebutuhan mahasiswa yang berbasis Open Source.</text:span></text:span></text:p>
      <text:p text:style-name="P6"><text:span text:style-name="halaman_20_bab"><text:span text:style-name="T1"/></text:span></text:p>
      <text:list xml:id="list165328076739866" text:continue-numbering="true" text:style-name="WWNum2">
        <text:list-header>
          <text:p text:style-name="P17"><text:span text:style-name="halaman_20_bab"><text:span text:style-name="T2">C. Pembatasan Masalah</text:span></text:span></text:p>
        </text:list-header>
      </text:list>
      <text:p text:style-name="P7"><text:span text:style-name="halaman_20_bab"><text:span text:style-name="T2"><text:s text:c="6"/></text:span></text:span><text:span text:style-name="halaman_20_bab"><text:span text:style-name="T12">Permasalahkan yang akan diteliti dibatasi agar penelitian berfokus pada tujuan yang ingin dicapai. Batasan permasalahan yang tercakup pada penelitian adalah :</text:span></text:span></text:p>
      <text:p text:style-name="P5"><text:span text:style-name="halaman_20_bab"><text:span text:style-name="T9">1. Pembuatan sistem operasi ubos dengan modifikasi sistem operasi GNU/Linux Xubuntu 16.04.</text:span></text:span></text:p>
      <text:p text:style-name="P5"><text:span text:style-name="halaman_20_bab"><text:span text:style-name="T9">2. <text:s text:c="2"/>Modifikasi sistem menggunakan teknik remaster dengan program UCK.</text:span></text:span></text:p>
      <text:p text:style-name="P5"><text:span text:style-name="halaman_20_bab"><text:span text:style-name="T10">3. <text:s/>Modifikasi hanya menambah, mengurangi, dan menganti dengan paket dan tampilan di sistem GNU/Linux Xubuntu.</text:span></text:span></text:p>
      <text:p text:style-name="P8"><text:soft-page-break/><text:span text:style-name="halaman_20_bab"><text:span text:style-name="T1"/></text:span></text:p>
      <text:list xml:id="list165328182482915" text:continue-numbering="true" text:style-name="WWNum2">
        <text:list-header>
          <text:p text:style-name="P17"><text:span text:style-name="halaman_20_bab"><text:span text:style-name="T2">D. Perumusan masalah</text:span></text:span></text:p>
          <text:p text:style-name="P20"><text:span text:style-name="halaman_20_bab"><text:span text:style-name="T13">Berdasarkan identifikasi masalah diatas penulis dapat merumuskan masalah sebagai berikut :</text:span></text:span></text:p>
        </text:list-header>
        <text:list-item>
          <text:p text:style-name="P21"><text:span text:style-name="halaman_20_bab"><text:span text:style-name="T11">Bagaimana agar mahasiswa dapat mengenal program berbasis open source?</text:span></text:span></text:p>
        </text:list-item>
        <text:list-item>
          <text:p text:style-name="P22"><text:span text:style-name="halaman_20_bab"><text:span text:style-name="T11">Bagaimana agar mahasiswa tidak kesulitan menginstall program untuk mahasiswa?</text:span></text:span></text:p>
        </text:list-item>
      </text:list>
      <text:p text:style-name="P9"><text:span text:style-name="halaman_20_bab"><text:span text:style-name="T1"/></text:span></text:p>
      <text:list xml:id="list165328109654786" text:continue-numbering="true" text:style-name="WWNum2">
        <text:list-header>
          <text:p text:style-name="P17"><text:span text:style-name="halaman_20_bab"><text:span text:style-name="T2">E. <text:s/>Kegunaan / Menfaat Penelitian</text:span></text:span></text:p>
          <text:list>
            <text:list-header>
              <text:p text:style-name="P20"><text:span text:style-name="halaman_20_bab"><text:span text:style-name="T12">Adapun kegunaan/manfaat hasil penelitian dalam penulisan Skripsi ini, penulis berharap dapat memberikan manfaat bagi para pembaca khususnya penulis dan bagi pihak lain serta para pegawai yang bersangkutan baik Teorits dan Praktis antara lain :</text:span></text:span></text:p>
            </text:list-header>
          </text:list>
        </text:list-header>
      </text:list>
      <text:list xml:id="list2404218082" text:style-name="WWNum3">
        <text:list-item>
          <text:p text:style-name="P15"><text:span text:style-name="halaman_20_bab"><text:span text:style-name="T12">Kegunaan Teoritis</text:span></text:span></text:p>
        </text:list-item>
      </text:list>
      <text:p text:style-name="P4"><text:span text:style-name="halaman_20_bab"><text:span text:style-name="T12">Penelitian ini </text:span></text:span><text:span text:style-name="halaman_20_bab"><text:span text:style-name="T6">Untuk menambah pengetahuan khususnya dalam pembuatan distro Linux</text:span></text:span><text:span text:style-name="halaman_20_bab"><text:span text:style-name="T12"> yang dapat diterapkan di Universitas Banten Jaya.</text:span></text:span></text:p>
      <text:list xml:id="list165329938331366" text:continue-numbering="true" text:style-name="WWNum3">
        <text:list-item>
          <text:p text:style-name="P15"><text:span text:style-name="halaman_20_bab"><text:span text:style-name="T12">Kegunaan Praktis</text:span></text:span></text:p>
        </text:list-item>
      </text:list>
      <text:p text:style-name="P4"><text:span text:style-name="halaman_20_bab"><text:span text:style-name="T6">Membuat distro linux yang menarik bagi </text:span></text:span><text:bookmark-start text:name="__DdeLink__405_728216350"/><text:span text:style-name="halaman_20_bab"><text:span text:style-name="T6">mahasiswa universitas banten jaya</text:span></text:span><text:bookmark-end text:name="__DdeLink__405_728216350"/><text:span text:style-name="halaman_20_bab"><text:span text:style-name="T6"> dan dapat meningkatkan pengenalan sistem operasi linux pada mahasiswa universitas banten jaya</text:span></text:span><text:span text:style-name="halaman_20_bab"><text:span text:style-name="T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alaman_20_bab" style:display-name="halaman bab" style:family="text"/>
    <style:style style:name="Numbering_20_Symbols" style:display-name="Numbering Symbols" style:family="text"/>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Halaman_20_ISI" style:display-name="Halaman ISI" style:page-layout-name="Mpm9">
      <style:header>
        <text:p text:style-name="MP2"><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08:53:06.933736017</meta:creation-date>
    <dc:date>2018-05-23T16:53:27.833701367</dc:date>
    <meta:editing-duration>PT59M45S</meta:editing-duration>
    <meta:editing-cycles>7</meta:editing-cycles>
    <meta:generator>LibreOffice/6.0.3.2$Linux_X86_64 LibreOffice_project/00m0$Build-2</meta:generator>
    <meta:document-statistic meta:table-count="0" meta:image-count="0" meta:object-count="0" meta:page-count="3" meta:paragraph-count="29" meta:word-count="657" meta:character-count="4808" meta:non-whitespace-character-count="4169"/>
  </office:meta>
</office:document-meta>
</file>